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27703" officeooo:paragraph-rsid="00127703" style:font-size-asian="14pt" style:font-size-complex="14pt"/>
    </style:style>
    <style:style style:name="P2" style:family="paragraph" style:parent-style-name="Standard">
      <style:text-properties style:font-name="Liberation Serif" fo:font-size="14pt" officeooo:rsid="00127703" officeooo:paragraph-rsid="00127703" style:font-size-asian="14pt" style:font-size-complex="14pt"/>
    </style:style>
    <style:style style:name="P3" style:family="paragraph" style:parent-style-name="Standard">
      <style:text-properties style:font-name="Liberation Serif" fo:font-size="14pt" officeooo:rsid="00196d0c" officeooo:paragraph-rsid="00196d0c" style:font-size-asian="14pt" style:font-size-complex="14pt"/>
    </style:style>
    <style:style style:name="P4" style:family="paragraph" style:parent-style-name="Standard">
      <style:text-properties style:font-name="Liberation Serif" fo:font-size="14pt" officeooo:rsid="001d4437" officeooo:paragraph-rsid="001d4437" style:font-size-asian="14pt" style:font-size-complex="14pt"/>
    </style:style>
    <style:style style:name="P5" style:family="paragraph" style:parent-style-name="Standard">
      <style:text-properties style:font-name="Liberation Serif" fo:font-size="14pt" officeooo:rsid="001d4437" officeooo:paragraph-rsid="001e6e29" style:font-size-asian="14pt" style:font-size-complex="14pt"/>
    </style:style>
    <style:style style:name="P6" style:family="paragraph" style:parent-style-name="Standard">
      <style:text-properties officeooo:paragraph-rsid="0017c6f8"/>
    </style:style>
    <style:style style:name="P7" style:family="paragraph" style:parent-style-name="Standard">
      <style:text-properties fo:font-variant="normal" fo:text-transform="none" fo:color="#222222" style:font-name="Liberation Serif" fo:font-size="14pt" fo:letter-spacing="normal" fo:font-style="normal" fo:font-weight="normal" officeooo:rsid="0017c6f8" officeooo:paragraph-rsid="0017c6f8" style:font-size-asian="14pt" style:font-size-complex="14pt"/>
    </style:style>
    <style:style style:name="P8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color="#000000" style:font-name="Liberation Serif" fo:font-size="14pt" fo:font-weight="bold" officeooo:rsid="0015c7d5" officeooo:paragraph-rsid="0015c7d5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Liberation Serif" fo:font-size="14pt" officeooo:rsid="00132f05" officeooo:paragraph-rsid="0017c6f8" style:font-size-asian="14pt" style:font-size-complex="14pt"/>
    </style:style>
    <style:style style:name="P1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Liberation Serif" fo:font-size="14pt" officeooo:rsid="00132f05" officeooo:paragraph-rsid="00196d0c" style:font-size-asian="14pt" style:font-size-complex="14pt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Liberation Serif" fo:font-size="14pt" officeooo:rsid="00196d0c" officeooo:paragraph-rsid="00196d0c" style:font-size-asian="14pt" style:font-size-complex="14pt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Liberation Serif" fo:font-size="14pt" officeooo:rsid="0015c7d5" officeooo:paragraph-rsid="0015c7d5" style:font-size-asian="12.25pt" style:font-size-complex="14pt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440b4" officeooo:paragraph-rsid="001440b4" style:font-size-asian="14pt" style:font-size-complex="14pt"/>
    </style:style>
    <style:style style:name="P1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440b4" officeooo:paragraph-rsid="00132f05" style:font-size-asian="14pt" style:font-size-complex="14pt"/>
    </style:style>
    <style:style style:name="P1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96d0c" officeooo:paragraph-rsid="00196d0c" style:font-size-asian="14pt" style:font-size-complex="14pt"/>
    </style:style>
    <style:style style:name="P1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5c7d5" officeooo:paragraph-rsid="0015c7d5" style:font-size-asian="14pt" style:font-size-complex="14pt"/>
    </style:style>
    <style:style style:name="P1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440b4" officeooo:paragraph-rsid="001440b4" style:font-size-asian="12.25pt" style:font-size-complex="14pt"/>
    </style:style>
    <style:style style:name="P1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5c7d5" officeooo:paragraph-rsid="0015c7d5" style:font-size-asian="12.25pt" style:font-size-complex="14pt"/>
    </style:style>
    <style:style style:name="P1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bold" officeooo:rsid="00196d0c" officeooo:paragraph-rsid="00196d0c" style:font-size-asian="14pt" style:font-weight-asian="bold" style:font-size-complex="14pt" style:font-weight-complex="bold"/>
    </style:style>
    <style:style style:name="P20" style:family="paragraph" style:parent-style-name="Standard">
      <style:text-properties style:font-name="Liberation Serif" fo:font-size="14pt" officeooo:rsid="001e6e29" officeooo:paragraph-rsid="001e6e29" style:font-size-asian="14pt" style:font-size-complex="14pt"/>
    </style:style>
    <style:style style:name="P21" style:family="paragraph" style:parent-style-name="Standard">
      <style:text-properties style:font-name="Liberation Serif" fo:font-size="14pt" officeooo:rsid="001d4437" officeooo:paragraph-rsid="001f1973" style:font-size-asian="14pt" style:font-size-complex="14pt"/>
    </style:style>
    <style:style style:name="P22" style:family="paragraph" style:parent-style-name="Standard">
      <style:text-properties fo:font-variant="normal" fo:text-transform="none" fo:color="#222222" style:font-name="Liberation Serif" fo:font-size="14pt" fo:letter-spacing="normal" fo:font-style="normal" fo:font-weight="normal" officeooo:rsid="0017c6f8" officeooo:paragraph-rsid="001f1973" style:font-size-asian="14pt" style:font-size-complex="14pt"/>
    </style:style>
    <style:style style:name="P23" style:family="paragraph" style:parent-style-name="Standard">
      <style:text-properties fo:font-variant="normal" fo:text-transform="none" fo:color="#222222" style:font-name="Liberation Serif" fo:font-size="14pt" fo:letter-spacing="normal" fo:font-style="normal" fo:font-weight="normal" officeooo:rsid="0017c6f8" officeooo:paragraph-rsid="001f8dc8" style:font-size-asian="14pt" style:font-size-complex="14pt"/>
    </style:style>
    <style:style style:name="P24" style:family="paragraph" style:parent-style-name="Standard">
      <style:text-properties fo:font-variant="normal" fo:text-transform="none" fo:color="#222222" style:font-name="Liberation Serif" fo:font-size="14pt" fo:letter-spacing="normal" fo:font-style="normal" fo:font-weight="normal" officeooo:rsid="0017c6f8" officeooo:paragraph-rsid="001fd1d2" style:font-size-asian="14pt" style:font-size-complex="14pt"/>
    </style:style>
    <style:style style:name="P25" style:family="paragraph" style:parent-style-name="Standard">
      <style:text-properties fo:font-variant="normal" fo:text-transform="none" fo:color="#222222" style:font-name="Liberation Serif" fo:font-size="14pt" fo:letter-spacing="normal" fo:font-style="normal" fo:font-weight="normal" officeooo:rsid="001fd1d2" officeooo:paragraph-rsid="001fd1d2" style:font-size-asian="14pt" style:font-size-complex="14pt"/>
    </style:style>
    <style:style style:name="P26" style:family="paragraph" style:parent-style-name="Standard">
      <style:text-properties fo:font-variant="normal" fo:text-transform="none" fo:color="#222222" style:font-name="Liberation Serif" fo:font-size="14pt" fo:letter-spacing="normal" fo:font-style="normal" fo:font-weight="normal" officeooo:rsid="00209ee6" officeooo:paragraph-rsid="00209ee6" style:font-size-asian="14pt" style:font-size-complex="14pt"/>
    </style:style>
    <style:style style:name="P2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09ee6" officeooo:paragraph-rsid="00209ee6" style:font-size-asian="14pt" style:font-size-complex="14pt"/>
    </style:style>
    <style:style style:name="P2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242e0" officeooo:paragraph-rsid="002242e0" style:font-size-asian="14pt" style:font-size-complex="14pt"/>
    </style:style>
    <style:style style:name="P2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96d0c" officeooo:paragraph-rsid="00196d0c" style:font-size-asian="14pt" style:font-size-complex="14pt"/>
    </style:style>
    <style:style style:name="P3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426f5" officeooo:paragraph-rsid="002426f5" style:font-size-asian="14pt" style:font-size-complex="14pt"/>
    </style:style>
    <style:style style:name="P3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426f5" officeooo:paragraph-rsid="0025032d" style:font-size-asian="14pt" style:font-size-complex="14pt"/>
    </style:style>
    <style:style style:name="P3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5032d" officeooo:paragraph-rsid="0025032d" style:font-size-asian="14pt" style:font-size-complex="14pt"/>
    </style:style>
    <style:style style:name="T1" style:family="text">
      <style:text-properties fo:font-variant="normal" fo:text-transform="none" fo:color="#222222" style:font-name="Liberation Serif" fo:font-size="14pt" fo:letter-spacing="normal" fo:font-style="normal" fo:font-weight="normal" officeooo:rsid="0017c6f8" style:font-size-asian="14pt" style:font-size-complex="14pt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1440b4"/>
    </style:style>
    <style:style style:name="T5" style:family="text">
      <style:text-properties fo:font-variant="normal" fo:text-transform="none" fo:letter-spacing="normal" fo:font-style="normal" fo:font-weight="normal" style:font-size-asian="14pt"/>
    </style:style>
    <style:style style:name="T6" style:family="text">
      <style:text-properties fo:font-variant="normal" fo:text-transform="none" fo:letter-spacing="normal" fo:font-style="normal" fo:font-weight="normal" officeooo:rsid="0017c6f8"/>
    </style:style>
    <style:style style:name="T7" style:family="text">
      <style:text-properties fo:font-variant="normal" fo:text-transform="none" fo:letter-spacing="normal" fo:font-style="normal" fo:font-weight="normal" officeooo:rsid="00196d0c"/>
    </style:style>
    <style:style style:name="T8" style:family="text">
      <style:text-properties fo:font-variant="normal" fo:text-transform="none" fo:letter-spacing="normal" fo:font-style="normal" fo:font-weight="normal" officeooo:rsid="002242e0"/>
    </style:style>
    <style:style style:name="T9" style:family="text">
      <style:text-properties fo:font-variant="normal" fo:text-transform="none" fo:letter-spacing="normal" fo:font-style="normal" officeooo:rsid="001440b4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fo:font-size="14pt" officeooo:rsid="00127703" style:font-size-asian="14pt" style:font-size-complex="14pt"/>
    </style:style>
    <style:style style:name="T12" style:family="text">
      <style:text-properties style:font-name="Liberation Serif" fo:font-size="14pt" officeooo:rsid="001f1973" style:font-size-asian="14pt" style:font-size-complex="14pt"/>
    </style:style>
    <style:style style:name="T13" style:family="text">
      <style:text-properties officeooo:rsid="0016170a"/>
    </style:style>
    <style:style style:name="T14" style:family="text">
      <style:text-properties officeooo:rsid="0017c6f8"/>
    </style:style>
    <style:style style:name="T15" style:family="text">
      <style:text-properties officeooo:rsid="00196d0c"/>
    </style:style>
    <style:style style:name="T16" style:family="text">
      <style:text-properties officeooo:rsid="001b5f85"/>
    </style:style>
    <style:style style:name="T17" style:family="text">
      <style:text-properties officeooo:rsid="001e6e29"/>
    </style:style>
    <style:style style:name="T18" style:family="text">
      <style:text-properties officeooo:rsid="001f1973"/>
    </style:style>
    <style:style style:name="T19" style:family="text">
      <style:text-properties officeooo:rsid="001f8dc8"/>
    </style:style>
    <style:style style:name="T20" style:family="text">
      <style:text-properties officeooo:rsid="001fd1d2"/>
    </style:style>
    <style:style style:name="T21" style:family="text">
      <style:text-properties officeooo:rsid="00209ee6"/>
    </style:style>
    <style:style style:name="T22" style:family="text">
      <style:text-properties officeooo:rsid="002242e0"/>
    </style:style>
    <style:style style:name="T23" style:family="text">
      <style:text-properties officeooo:rsid="002426f5"/>
    </style:style>
    <style:style style:name="T24" style:family="text">
      <style:text-properties officeooo:rsid="002503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Задания по вариантам. Определяется по списку подгруппы.</text:p>
      <text:p text:style-name="P2"/>
      <text:p text:style-name="P4">Вариант 1:</text:p>
      <text:p text:style-name="P2">1. Написать приложение имитирующее работу банковского аппарата.</text:p>
      <text:p text:style-name="P2">Приложение должно уметь:</text:p>
      <text:p text:style-name="P1"><text:span text:style-name="T10">- если у пользователя нет счета создать номер карты, используя алгоритм Луна(</text:span><text:a xlink:type="simple" xlink:href="https://dic.academic.ru/dic.nsf/ruwiki/255031" text:style-name="Internet_20_link" text:visited-style-name="Visited_20_Internet_20_Link"><text:span text:style-name="T10">https://dic.academic.ru/dic.nsf/ruwiki/255031</text:span></text:a><text:span text:style-name="T10">). По этому номеру будет происходить идентификация пользователя в системе. При создании номера запросить у пользователя Pin-code. При регистрации в системе баланс счета установить равным 0. Данные о пользователе сохранить.</text:span></text:p>
      <text:p text:style-name="P2">- если пользователь существует, запросить номер счета и Pin-code</text:p>
      <text:p text:style-name="P2">- после чего предоставить пользователь доступ в меню</text:p>
      <text:p text:style-name="P2">- В меню реализовать возможность добавления средств на счетб снятия средствб просмотр баланса</text:p>
      <text:p text:style-name="P2">- <text:span text:style-name="T14">данные о пользователе сохранить в отдельную переменную или(будет большим плюсом) отдельной БД</text:span></text:p>
      <text:p text:style-name="P2"/>
      <text:p text:style-name="P4">2. Написать программу, которая на входе принимает 2 обязательных параметра и один опциональный:</text:p>
      <text:p text:style-name="P4">- начальное время в 12-ти часовом формате(на американский манер заканчивается AM или PM(до и после обеда))</text:p>
      <text:p text:style-name="P4">- временной отрезок в часах и минутах</text:p>
      <text:p text:style-name="P4">-(опционально) день недели<text:span text:style-name="T17">(в любом регистре)</text:span></text:p>
      <text:p text:style-name="P4">На выходе программа должна возвращать сложение времени начального и добавленного, если результат будет на след. <text:s/>День, то в резуль тате указать время и припимать ‘следующего дня’, если n дней, то ‘n дней позже’, если передавался день недели, то указать результирующий день.</text:p>
      <text:p text:style-name="P4">Например:</text:p>
      <text:p text:style-name="P5">- <text:span text:style-name="T17">вход: ‘3:00 PM’ , ‘3.10’</text:span></text:p>
      <text:p text:style-name="P20">выход: ‘6:10 PM’</text:p>
      <text:p text:style-name="P5"/>
      <text:p text:style-name="P5">-<text:span text:style-name="T17">вход: ‘11:47 AM’, ‘00:20’, ‘Понедельник’</text:span></text:p>
      <text:p text:style-name="P20">выход: ‘12:07 PM’, ‘Понедельник’</text:p>
      <text:p text:style-name="P5"/>
      <text:p text:style-name="P5">-<text:span text:style-name="T17">вход:’11:47 PM’, ‘24:20’, ‘Вторник’</text:span></text:p>
      <text:p text:style-name="P20">выход:’12:07 AM’, ‘Четверг, (2 дня позже)’</text:p>
      <text:p text:style-name="P5"/>
      <text:p text:style-name="P21"><text:span text:style-name="T18">Вариант 2:</text:span></text:p>
      <text:p text:style-name="P21"><text:s/></text:p>
      <text:p text:style-name="P6"><text:span text:style-name="T12">1</text:span><text:span text:style-name="T11">.</text:span><text:span text:style-name="T1">Написать программу подбора пароля (Brute force) с возможностью подбора по словарю или перебора по заданному набору символов. Количество символов в пароле задается пользователем. Реализовать возможность передачти пароля другой программе или серверу(на выбор студента) :</text:span></text:p>
      <text:p text:style-name="P7">-подбор пароля на некотором стороннем сервере</text:p>
      <text:p text:style-name="P22">- подбор пароля <text:span text:style-name="T16">для файла или программы </text:span>на локальной машине</text:p>
      <text:p text:style-name="P22"><text:soft-page-break/><text:span text:style-name="T18">2. Написать приложение используя стиль ООП. Приложение должно </text:span><text:span text:style-name="T21">реализовать класс, который </text:span><text:span text:style-name="T18">создавать новую категорию, например еда, одежда и т.д. </text:span><text:span text:style-name="T21">К</text:span><text:span text:style-name="T19">атегории </text:span><text:span text:style-name="T21">записываются в кошелек</text:span><text:span text:style-name="T19">. Нужно реализовать методы класса:</text:span></text:p>
      <text:p text:style-name="P23">-<text:span text:style-name="T19">внесения денег, который принимает количество и описание, если описания нет, то в качестве описания используется пустая строка. Т.о метод должен принимать данные в форме {‘</text:span><text:span text:style-name="T20">сумма</text:span><text:span text:style-name="T19">’:</text:span><text:span text:style-name="T20">сумма</text:span><text:span text:style-name="T19">, ‘описание’: описание}</text:span></text:p>
      <text:p text:style-name="P23">- <text:span text:style-name="T19">снятия денег, аналогично предыдущему, только количество берется с отрицательным знаком. Усли финансов в кошельке недостаточно, то операция не должна быть проведена.Метод должен возвращать True, если доступен и False в противном случае</text:span></text:p>
      <text:p text:style-name="P23">-<text:span text:style-name="T19">посмотреть баланс для каждой категории</text:span></text:p>
      <text:p text:style-name="P23">-<text:span text:style-name="T19">перевод денег из актегории в категорию. В описании, которое добавляется в кошелек нужно указать в какую категорию </text:span><text:span text:style-name="T20">и из какой</text:span><text:span text:style-name="T19"> был перевод.</text:span><text:span text:style-name="T20">Если средств недостаточно то никаких действий не надо производить. Если перевод произошел, то метод возвращает True и False в противном случае</text:span></text:p>
      <text:p text:style-name="P23">-<text:span text:style-name="T20">проверка баланса, который принимает сумму, и возвращает False, если в категории недостаточно средств и True в противном случае</text:span></text:p>
      <text:p text:style-name="P23">- <text:span text:style-name="T20">печать. Когда мы выводим категорию то выводим:</text:span></text:p>
      <text:p text:style-name="P24">-<text:span text:style-name="T20">Заголовок 35 символов, категория в середине, остальное занято *</text:span></text:p>
      <text:p text:style-name="P24"><text:span text:style-name="T20">-список действий в категории, на каждой строке описание и сумма ((20 символа на описание и 15 символов на сумму, сумма прижимается к правой стороне, </text:span><text:span text:style-name="T21">разряды разделены точкой, копейки 2 цифры</text:span><text:span text:style-name="T20"> отделены точкой)</text:span></text:p>
      <text:p text:style-name="P24">- <text:span text:style-name="T20">общая сумма</text:span></text:p>
      <text:p text:style-name="P25">Пример:</text:p>
      <text:p text:style-name="P26">****************Еда****************</text:p>
      <text:p text:style-name="P26">внесение средств <text:s text:c="24"/>10.000.00 <text:s text:c="9"/></text:p>
      <text:p text:style-name="P27">молоко <text:s text:c="47"/>-68.55</text:p>
      <text:p text:style-name="P27">Ресторан и покупка е <text:s text:c="18"/>-2.300.00</text:p>
      <text:p text:style-name="P27">Перевод в Одежду <text:s text:c="23"/>-1.000.00</text:p>
      <text:p text:style-name="P27">Всего: 6.631.45</text:p>
      <text:p text:style-name="P27"/>
      <text:p text:style-name="P27">Кроме того вне класса реализовать функцию, <text:span text:style-name="T22">которая для заданных категорий возвращает процень потраченных средств от общих, т.е. учитываются только траты от общих(берем сумму трат для всех категорий и вычисляем ту часть, которую каждая из них вносит), результат округляем до 10. Пример:</text:span></text:p>
      <text:p text:style-name="P28">Потрачено в процентах:</text:p>
      <text:p text:style-name="P28">100|</text:p>
      <text:p text:style-name="P28"><text:s text:c="2"/>90|</text:p>
      <text:p text:style-name="P28"><text:s text:c="2"/>80|</text:p>
      <text:p text:style-name="P28"><text:s text:c="2"/>70|</text:p>
      <text:p text:style-name="P28"><text:s text:c="2"/>60| o</text:p>
      <text:p text:style-name="P28"><text:s text:c="2"/>50| o</text:p>
      <text:p text:style-name="P28"><text:s text:c="2"/>40| o</text:p>
      <text:p text:style-name="P28"><text:s text:c="2"/>30| o</text:p>
      <text:p text:style-name="P28"><text:s text:c="2"/>20| o <text:s/>o</text:p>
      <text:p text:style-name="P28"><text:soft-page-break/><text:s text:c="2"/>10| o <text:s/>o <text:s/>o</text:p>
      <text:p text:style-name="P28"><text:s text:c="4"/>0| o <text:s/>o <text:s/>o</text:p>
      <text:p text:style-name="P28"><text:s text:c="7"/>---------</text:p>
      <text:p text:style-name="P28"><text:s text:c="8"/>Е <text:s/>О <text:s/>А</text:p>
      <text:p text:style-name="P28"><text:s text:c="8"/>д <text:s text:c="2"/>д <text:s text:c="2"/>в</text:p>
      <text:p text:style-name="P28"><text:s text:c="8"/>а <text:s text:c="2"/>е <text:s text:c="3"/>т</text:p>
      <text:p text:style-name="P28"><text:s text:c="13"/>ж <text:s text:c="2"/>о</text:p>
      <text:p text:style-name="P28"><text:s text:c="13"/>д</text:p>
      <text:p text:style-name="P28"><text:s text:c="13"/>а</text:p>
      <text:p text:style-name="P28"/>
      <text:p text:style-name="P28">Вариант 3</text:p>
      <text:p text:style-name="P9"><text:span text:style-name="T8">1</text:span><text:span text:style-name="T3">. Используя боблиотеку OS </text:span><text:span text:style-name="T4"><text:s/>написать программу, которая будет сканировать папку </text:span><text:span text:style-name="T6">с файлами и выполнять следующи набор действий:</text:span></text:p>
      <text:p text:style-name="P10"><text:span text:style-name="T4">- Приналичии одинаковых будет </text:span><text:span text:style-name="T6">оставлять уникальн</text:span><text:span text:style-name="T7">ые</text:span></text:p>
      <text:p text:style-name="P15">- сортировать( по имени, по названию)</text:p>
      <text:p text:style-name="P10"><text:span text:style-name="T7">-</text:span><text:span text:style-name="T4"> </text:span><text:span text:style-name="T7">добавлять</text:span></text:p>
      <text:p text:style-name="P11"><text:span text:style-name="T7">- и</text:span><text:span text:style-name="T3">зменять</text:span></text:p>
      <text:p text:style-name="P14">- <text:span text:style-name="T15">просматривать содержимое</text:span></text:p>
      <text:p text:style-name="P15">- удалять файл</text:p>
      <text:p text:style-name="P15"/>
      <text:p text:style-name="P28">2. Предполагается, что в коробке находится некотрый набор шаров различного цвета, необходимо вычислить вероятность <text:span text:style-name="T23">вытащить набор шаров заданного цвета.</text:span></text:p>
      <text:p text:style-name="P30">В первую очередь вы должны реализовать класс для описания ящика, при созжании объекта задается цвета и количество шаров(минимум один шар всегда задается), например</text:p>
      <text:p text:style-name="P30"/>
      <text:p text:style-name="P30">Вох1 = Вох(черный=5, синий=3, зеленый=8)</text:p>
      <text:p text:style-name="P30"/>
      <text:p text:style-name="P30">Должны быть реализованы методы:</text:p>
      <text:p text:style-name="P30">-вытащить шар(принимает количество попыток, шары вытягиваются случайным образом), метод возвращает список шаров. <text:span text:style-name="T24">В ящик. Если количество попыток больше количествы шаров, все шары возвращаются обратно</text:span></text:p>
      <text:p text:style-name="P30"/>
      <text:p text:style-name="P31"><text:span text:style-name="T24">вне класса реализовать фунцию, которая рассчитывает вероятность. В качестве аргументов функция принимает ящик, ожидаемый результат, количество попыток, количество проведенных экспреиментов. Пример:</text:span></text:p>
      <text:p text:style-name="P31"/>
      <text:p text:style-name="P31"><text:span text:style-name="T24">prob = counter(box = Box1,</text:span></text:p>
      <text:p text:style-name="P31"><text:span text:style-name="T24"><text:s text:c="26"/>expects = {‘черный’: 2, ‘зеленый’: 3},</text:span></text:p>
      <text:p text:style-name="P31"><text:span text:style-name="T24"><text:tab/><text:tab/> <text:s text:c="5"/>nums = 8,</text:span></text:p>
      <text:p text:style-name="P31"><text:span text:style-name="T24"><text:s text:c="27"/>num_exp = 1000)</text:span> </text:p>
      <text:p text:style-name="P32">Т.о функция считает количество успешных (когда за заданное число попытокмы получаем заданный набор значений) и возвращает результат деления на общее число(num_exp)</text:p>
      <text:p text:style-name="P32"><text:soft-page-break/>Преподаватель оставляет за собой право потребовать от студента добавления функционала</text:p>
      <text:p text:style-name="P19">Срок сдачи - <text:s/>до 1.02.2023</text:p>
      <text:p text:style-name="P8"><text:span text:style-name="T9">К</text:span><text:span text:style-name="T2">урсовик</text:span></text:p>
      <text:p text:style-name="P13">Варианты тем для курсового проекта.</text:p>
      <text:p text:style-name="P13">- новостной портал</text:p>
      <text:p text:style-name="P13">- блог</text:p>
      <text:p text:style-name="P13">- магазин- витрина</text:p>
      <text:p text:style-name="P13"><text:span text:style-name="T13">- </text:span><text:span text:style-name="T15">своя тема</text:span></text:p>
      <text:p text:style-name="P13"/>
      <text:p text:style-name="P13">либо использовать тему своей дипломной работы</text:p>
      <text:p text:style-name="P13">Приложение выполнить на Django. Творчество приветствуется, если хотите что-либо изменить, то свяжитесь со мной, обсудим.</text:p>
      <text:p text:style-name="P12"><text:span text:style-name="T5">Пример оформления </text:span><text:a xlink:type="simple" xlink:href="https://docplayer.com/66941278-Vypusknaya-kvalifikacionnaya-rabota-bakalavra.html" text:style-name="Internet_20_link" text:visited-style-name="Visited_20_Internet_20_Link"><text:span text:style-name="T5">https://docplayer.com/66941278-Vypusknaya-kvalifikacionnaya-rabota-bakalavra.html</text:span></text:a></text:p>
      <text:p text:style-name="P16">Часть с экономической частью и пояснительной запиской опустить.</text:p>
      <text:p text:style-name="P15">Методические рекоиендации <text:a xlink:type="simple" xlink:href="http://kei.ulstu.ru/assets/files/pdf/studentam/met_kp_09_02_03_mdk_02_02_2018.pdf" text:style-name="Internet_20_link" text:visited-style-name="Visited_20_Internet_20_Link">http://kei.ulstu.ru/assets/files/pdf/studentam/met_kp_09_02_03_mdk_02_02_2018.pdf</text:a></text:p>
      <text:p text:style-name="P15">Титульные листы появятся в январе феврале.</text:p>
      <text:p text:style-name="P19">С темой определиться в течении Января, срок сдачи курсовой работы – до завершения занятий(ориентировочно начало апреля). Курсовик сдается лично, без сданного курсовика до экзамена студент не допускается.</text:p>
      <text:p text:style-name="P17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1T17:18:52.860811252</meta:creation-date>
    <dc:date>2023-10-20T14:53:52.868096763</dc:date>
    <meta:editing-duration>PT39M15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4" meta:paragraph-count="97" meta:word-count="842" meta:character-count="6414" meta:non-whitespace-character-count="5369"/>
  </office:meta>
</office:document-meta>
</file>